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style:style>
    <style:style style:name="P2" style:family="paragraph" style:parent-style-name="Text_20_body" style:list-style-name="L1">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4" style:family="paragraph" style:parent-style-name="Text_20_body" style:list-style-name="L2">
      <style:paragraph-properties fo:margin-left="0in" fo:margin-right="0in" fo:margin-top="0in" fo:margin-bottom="0.1665in" loext:contextual-spacing="false" fo:text-align="start" style:justify-single-word="false" fo:orphans="2" fo:widows="2" fo:text-indent="0in" style:auto-text-indent="false" fo:padding="0in" fo:border="none"/>
    </style:style>
    <style:style style:name="P5" style:family="paragraph" style:parent-style-name="Text_20_body" style:list-style-name="L1">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style:style>
    <style:style style:name="P6" style:family="paragraph" style:parent-style-name="Text_20_body" style:list-style-name="L2">
      <style:paragraph-properties fo:margin-top="0in" fo:margin-bottom="0.1665in" loext:contextual-spacing="false" fo:text-align="start" style:justify-single-word="false" fo:orphans="2" fo:widows="2" fo:padding="0in" fo:border="none"/>
    </style:style>
    <style:style style:name="T1" style:family="text">
      <style:text-properties fo:font-variant="normal" fo:text-transform="none" fo:color="#222222" style:font-name="Lato" fo:font-size="10.5pt" fo:letter-spacing="normal" fo:font-style="normal" fo:font-weight="normal"/>
    </style:style>
    <style:style style:name="T2" style:family="text">
      <style:text-properties fo:font-variant="normal" fo:text-transform="none" fo:color="#222222" style:font-name="Lato" fo:font-size="10.5pt" fo:letter-spacing="normal" fo:font-style="italic" fo:font-weight="normal"/>
    </style:style>
    <style:style style:name="T3" style:family="text">
      <style:text-properties fo:font-variant="normal" fo:text-transform="none" fo:color="#222222" style:font-name="Lato" fo:font-size="10.5pt" fo:letter-spacing="normal" fo:font-style="italic" style:text-underline-style="solid" style:text-underline-width="auto" style:text-underline-color="font-color" fo:font-weight="normal"/>
    </style:style>
    <style:style style:name="T4" style:family="text">
      <style:text-properties fo:font-variant="normal" fo:text-transform="none" fo:color="#dd4a4a" style:font-name="Lato" fo:font-size="10.5pt" fo:letter-spacing="normal" fo:font-style="normal" fo:font-weight="normal"/>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or allows you to write short C-style programs whose output is used to generate sound. </text:p>
      <text:p text:style-name="P3"><text:span text:style-name="T1">It is inspired by </text:span><text:a xlink:type="simple" xlink:href="http://canonical.org/~kragen/bytebeat/" text:style-name="Internet_20_link" text:visited-style-name="Visited_20_Internet_20_Link"><text:span text:style-name="T4">bytebeat</text:span></text:a><text:span text:style-name="T1">, a "genre" of music discovered by </text:span><text:a xlink:type="simple" xlink:href="http://countercomplex.blogspot.com/" text:style-name="Internet_20_link" text:visited-style-name="Visited_20_Internet_20_Link"><text:span text:style-name="T4">viznut</text:span></text:a><text:span text:style-name="T1">, which he documented in </text:span><text:a xlink:type="simple" xlink:href="http://www.youtube.com/watch?v=GtQdIYUtAHg" text:style-name="Internet_20_link" text:visited-style-name="Visited_20_Internet_20_Link"><text:span text:style-name="T4">several</text:span></text:a><text:span text:style-name="T1"> </text:span><text:a xlink:type="simple" xlink:href="http://www.youtube.com/watch?v=qlrs2Vorw2Y" text:style-name="Internet_20_link" text:visited-style-name="Visited_20_Internet_20_Link"><text:span text:style-name="T4">youtube</text:span></text:a><text:span text:style-name="T1"> </text:span><text:a xlink:type="simple" xlink:href="http://www.youtube.com/watch?v=tCRPUv8V22o" text:style-name="Internet_20_link" text:visited-style-name="Visited_20_Internet_20_Link"><text:span text:style-name="T4">videos</text:span></text:a><text:span text:style-name="T1">.</text:span></text:p>
      <text:p text:style-name="P3"><text:span text:style-name="T1">Evaluator's approach, however, is not purist, and its language is </text:span><text:span text:style-name="Emphasis"><text:span text:style-name="T2">not </text:span></text:span><text:span text:style-name="T1">C. The language contains much of the same syntax, most of the operators, and the same operator precedence, but introduces some additional features that make generating musical sounds a little bit easier and also make real-time MIDI control of the program possible.</text:span></text:p>
      <text:p text:style-name="P1">As in C, you can write multi-statement programs in Evaluator by terminating statements with a semi-colon. The value of the final statement will be used as the output of the program, unless the program explicitly writes to one of the output channels (explained below).</text:p>
      <text:p text:style-name="P1">As in C, you can use variables to store values and read from those variables later on in the program. Evaluator automatically sets several variables for you:</text:p>
      <text:list xml:id="list3438545138" text:style-name="L1">
        <text:list-item>
          <text:p text:style-name="P2">t is incremented by one before every run of the program (ie every audio sample)</text:p>
        </text:list-item>
        <text:list-item>
          <text:p text:style-name="P5">m is incremented by one each millisecond</text:p>
        </text:list-item>
        <text:list-item>
          <text:p text:style-name="P5">q is increment by one each 128th note</text:p>
        </text:list-item>
        <text:list-item>
          <text:p text:style-name="P5">w is set to the value the program output will be wrapped to</text:p>
        </text:list-item>
        <text:list-item>
          <text:p text:style-name="P5">n is set to the most recent MIDI Note On note [0-127] that was received by the program</text:p>
        </text:list-item>
        <text:list-item>
          <text:p text:style-name="P5">v is set to the velocity [0-127] of the MIDI note in n</text:p>
        </text:list-item>
      </text:list>
      <text:p text:style-name="P3"><text:span text:style-name="T1">These variables can be modified by the program and the program can use any other </text:span><text:span text:style-name="Emphasis"><text:span text:style-name="T2">lowercase letter</text:span></text:span><text:span text:style-name="T1"> as a variable. </text:span></text:p>
      <text:p text:style-name="P1">Evaluator's language includes only the + and - unary operators from C, but adds these unary operators:</text:p>
      <text:list xml:id="list754048224" text:style-name="L2">
        <text:list-item>
          <text:p text:style-name="P4"><text:span text:style-name="T1">F will convert a MIDI note number to a "frequency" suitable for generating a sound with the same pitch. For example, </text:span><text:span text:style-name="Emphasis"><text:span text:style-name="T2">t*F60</text:span></text:span><text:span text:style-name="T1"> will produce a saw wave with a pitch of C, but the octave will depend on the BITS setting.</text:span></text:p>
        </text:list-item>
        <text:list-item>
          <text:p text:style-name="P6"><text:span text:style-name="T1"># will "square" a value by changing it to 0 if is less than w/2 or 1 if not. So </text:span><text:span text:style-name="Emphasis"><text:span text:style-name="T2">#(t*F60)</text:span></text:span><text:span text:style-name="T1"> will produce a square wave with a pitch of C.</text:span></text:p>
        </text:list-item>
        <text:list-item>
          <text:p text:style-name="P6"><text:span text:style-name="T1">$ will "sine" a value, so </text:span><text:span text:style-name="Emphasis"><text:span text:style-name="T2">$(t*F60)</text:span></text:span><text:span text:style-name="T1"> will produce a sine wave with a pitch of C.</text:span></text:p>
        </text:list-item>
        <text:list-item>
          <text:p text:style-name="P6"><text:span text:style-name="T1">T will "triangle" a value, so </text:span><text:span text:style-name="Emphasis"><text:span text:style-name="T2">T(t*F60)</text:span></text:span><text:span text:style-name="T1"> will produce a triangle wave with a pitch of C.</text:span></text:p>
        </text:list-item>
        <text:list-item>
          <text:p text:style-name="P6"><text:span text:style-name="T1">R will generate a random value between 0 and its operand. So </text:span><text:span text:style-name="Emphasis"><text:span text:style-name="T3">R20</text:span></text:span><text:span text:style-name="T1"> will be a random value between 0 and 19.</text:span></text:p>
        </text:list-item>
        <text:list-item>
          <text:p text:style-name="P6"><text:span text:style-name="T1">V will retrieve the value of one of the corresponding V knobs. So </text:span><text:span text:style-name="Emphasis"><text:span text:style-name="T2">V4</text:span></text:span><text:span text:style-name="T1"> will be the value of the the V4 knob and </text:span><text:span text:style-name="Emphasis"><text:span text:style-name="T2">Va</text:span></text:span><text:span text:style-name="T1"> will be the value of the knob corresponding to the current value of </text:span><text:span text:style-name="Emphasis"><text:span text:style-name="T2">a</text:span></text:span><text:span text:style-name="T1">. The operand value will be wrapped to the number of knobs, so you'll always get a useful value out of this.</text:span></text:p>
        </text:list-item>
        <text:list-item>
          <text:p text:style-name="P6"><text:span text:style-name="T1">C will retrieve the value of the corresponding MIDI CC value. So </text:span><text:span text:style-name="Emphasis"><text:span text:style-name="T2">C1</text:span></text:span><text:span text:style-name="T1"> will be the value of the Mod Wheel CC (see: </text:span><text:a xlink:type="simple" xlink:href="https://www.midi.org/specifications/item/table-3-control-change-messages-data-bytes-2" text:style-name="Internet_20_link" text:visited-style-name="Visited_20_Internet_20_Link"><text:span text:style-name="T4">https://www.midi.org/specifications/item/table-3-control-change-messages-data-by...</text:span></text:a><text:span text:style-name="T1">). </text:span><text:soft-page-break/><text:span text:style-name="T1">Similarly, </text:span><text:span text:style-name="Emphasis"><text:span text:style-name="T2">Ca</text:span></text:span><text:span text:style-name="T1"> will access the MIDI CC value corresponding to the current value of </text:span><text:span text:style-name="Emphasis"><text:span text:style-name="T2">a</text:span></text:span><text:span text:style-name="T1">. Like with the V operator, the operand is wrapped to the number of CC messages, which is 128.</text:span></text:p>
        </text:list-item>
        <text:list-item>
          <text:p text:style-name="P6"><text:span text:style-name="T1">@ will use the value of the operand to allow access to "user" memory, which contains 65536 contiguous values that can be read from or written to, just like variables. This is most useful if you want to store "arrays" of values that program can access by index. The memory for variables immediately follows this "user" memory, so using </text:span><text:span text:style-name="Emphasis"><text:span text:style-name="T2">@65536</text:span></text:span><text:span text:style-name="T1"> is the same as using </text:span><text:span text:style-name="Emphasis"><text:span text:style-name="T2">a</text:span></text:span><text:span text:style-name="T1">. The operand will be wrapped to the full size of the program's memory space before being used for access to prevent out-of-bounds access that might crash the app.</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3M42S</meta:editing-duration>
    <meta:editing-cycles>3</meta:editing-cycles>
    <meta:generator>LibreOffice/5.3.2.2$Windows_X86_64 LibreOffice_project/6cd4f1ef626f15116896b1d8e1398b56da0d0ee1</meta:generator>
    <dc:date>2017-11-27T18:12:50.817000000</dc:date>
    <meta:document-statistic meta:table-count="0" meta:image-count="0" meta:object-count="0" meta:page-count="2" meta:paragraph-count="21" meta:word-count="622" meta:character-count="3358" meta:non-whitespace-character-count="2769"/>
    <meta:user-defined meta:name="Info 1"/>
    <meta:user-defined meta:name="Info 2"/>
    <meta:user-defined meta:name="Info 3"/>
    <meta:user-defined meta:name="Info 4"/>
  </office:meta>
</office:document-meta>
</file>